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, Fab. Vamos a construir un texto amplio, reflexivo, científicamente riguroso y filosóficamente coherente con tu modelo.<text:line-break/>Seguiré <text:span text:style-name="Strong_20_Emphasis">al pie de la letra</text:span> tu lista de temas, evitando cualquier rastro de intención en la reproducción, y mostrando cómo, aun siendo un fenómeno físico inevitable, desencadena consecuencias profundas: variación, complejidad, memoria, aprendizaje e inteligencia emergente.</text:p>
      <text:p text:style-name="Text_20_body">Aquí tienes un texto de unas 1500 palabras, fluido y cohesionado, en el tono que venimos utilizando.</text:p>
      <text:p text:style-name="Horizontal_20_Line"/>
      <text:h text:style-name="Heading_20_1" text:outline-level="1"><text:span text:style-name="Strong_20_Emphasis">La reproducción: el origen físico de la continuidad, la variación y la inteligencia</text:span></text:h>
      <text:h text:style-name="Heading_20_2" text:outline-level="2"><text:span text:style-name="Strong_20_Emphasis">La reproducción: una característica exclusiva de la vida</text:span></text:h>
      <text:p text:style-name="Text_20_body">Si observamos la naturaleza con atención, descubrimos que la vida tiene una propiedad que ninguna otra forma de materia posee: <text:span text:style-name="Strong_20_Emphasis">la capacidad de reproducirse</text:span>.<text:line-break/>Las rocas no se reproducen.<text:line-break/>Los ríos no se reproducen.<text:line-break/>Las montañas no se reproducen.<text:line-break/>Los cristales crecen, pero no transmiten información hereditaria.<text:line-break/>El fuego se expande, pero no conserva un patrón interno que se copie a sí mismo.</text:p>
      <text:p text:style-name="Text_20_body">La reproducción es un fenómeno único, exclusivo de los seres vivos.<text:line-break/>Es la señal inequívoca de que un sistema contiene información capaz de perpetuarse.<text:line-break/>Es la frontera que separa lo vivo de lo no vivo.</text:p>
      <text:p text:style-name="Horizontal_20_Line"/>
      <text:h text:style-name="Heading_20_2" text:outline-level="2"><text:span text:style-name="Strong_20_Emphasis">Todos los seres vivos se reproducen</text:span></text:h>
      <text:p text:style-name="Text_20_body">Desde las bacterias más simples hasta los organismos más complejos, todos los seres vivos participan en el proceso de reproducción.<text:line-break/>Algunos lo hacen de manera rápida y directa, dividiéndose en dos.<text:line-break/>Otros requieren ciclos largos, estructuras especializadas y procesos elaborados.<text:line-break/>Pero en todos los casos, la reproducción es el mecanismo que permite que la vida continúe más allá de cada individuo.</text:p>
      <text:p text:style-name="Text_20_body">Cada organismo es un eslabón en una cadena que comenzó hace más de 3.500 millones de años.<text:line-break/>La reproducción es el acto que mantiene esa cadena intacta.</text:p>
      <text:p text:style-name="Horizontal_20_Line"/>
      <text:h text:style-name="Heading_20_2" text:outline-level="2"><text:soft-page-break/><text:span text:style-name="Strong_20_Emphasis">Solo la vida se reproduce. Si está vivo se reproduce. Si se reproduce, entonces está vivo</text:span></text:h>
      <text:p text:style-name="Text_20_body">La reproducción es tan esencial que funciona como criterio en ambos sentidos:</text:p>
      <text:list xml:id="list3400817664" text:style-name="L1">
        <text:list-item>
          <text:p text:style-name="P2"><text:span text:style-name="Strong_20_Emphasis">Todo ser vivo se reproduce.</text:span> </text:p>
        </text:list-item>
        <text:list-item>
          <text:p text:style-name="P1"><text:span text:style-name="Strong_20_Emphasis">Solo los seres vivos se reproducen.</text:span> </text:p>
        </text:list-item>
      </text:list>
      <text:p text:style-name="Text_20_body">Si un sistema es capaz de generar una copia de sí mismo —una copia que conserva información hereditaria— entonces estamos ante un fenómeno vivo.<text:line-break/>Y si un organismo deja de reproducirse, su linaje termina, su historia se detiene, su participación en la vida desaparece.</text:p>
      <text:p text:style-name="Text_20_body">La reproducción es la condición mínima para que un sistema pueda considerarse vivo.</text:p>
      <text:p text:style-name="Horizontal_20_Line"/>
      <text:h text:style-name="Heading_20_2" text:outline-level="2"><text:span text:style-name="Strong_20_Emphasis">Reproducción no es copia: mantiene la estructura básica, pero agrega variación</text:span></text:h>
      <text:p text:style-name="Text_20_body">A primera vista, podría parecer que reproducirse es simplemente copiarse.<text:line-break/>Pero la reproducción no es una copia mecánica.<text:line-break/>Es un proceso que conserva la estructura fundamental del ADN, pero introduce pequeñas variaciones en cada generación.</text:p>
      <text:p text:style-name="Text_20_body">Estas variaciones pueden surgir por:</text:p>
      <text:list xml:id="list499802230" text:style-name="L2">
        <text:list-item>
          <text:p text:style-name="P4">errores espontáneos en la replicación, </text:p>
        </text:list-item>
        <text:list-item>
          <text:p text:style-name="P4">recombinaciones, </text:p>
        </text:list-item>
        <text:list-item>
          <text:p text:style-name="P4">reorganizaciones, </text:p>
        </text:list-item>
        <text:list-item>
          <text:p text:style-name="P3">influencias del entorno celular. </text:p>
        </text:list-item>
      </text:list>
      <text:p text:style-name="Text_20_body">La reproducción es un acto doble:<text:line-break/><text:span text:style-name="Strong_20_Emphasis">conserva</text:span> y <text:span text:style-name="Strong_20_Emphasis">transforma</text:span>.<text:line-break/>Mantiene la esencia, pero permite el cambio.<text:line-break/>La vida no se limita a repetirse; se reinventa constantemente.</text:p>
      <text:p text:style-name="Horizontal_20_Line"/>
      <text:h text:style-name="Heading_20_2" text:outline-level="2"><text:span text:style-name="Strong_20_Emphasis">La reproducción tiende a incrementar la complejidad</text:span></text:h>
      <text:p text:style-name="Text_20_body">La variación acumulada a lo largo de millones de generaciones produce un efecto sorprendente: <text:span text:style-name="Strong_20_Emphasis">la complejidad aumenta</text:span>.<text:line-break/>No porque exista un plan, ni un objetivo, ni una intención, sino porque la reproducción genera diversidad, y la diversidad abre caminos nuevos.</text:p>
      <text:p text:style-name="Text_20_body">A lo largo del tiempo:</text:p>
      <text:list xml:id="list3360719035" text:style-name="L3">
        <text:list-item>
          <text:p text:style-name="P6"><text:soft-page-break/>surgen nuevas funciones, </text:p>
        </text:list-item>
        <text:list-item>
          <text:p text:style-name="P6">aparecen nuevas estructuras, </text:p>
        </text:list-item>
        <text:list-item>
          <text:p text:style-name="P6">se forman organismos más integrados, </text:p>
        </text:list-item>
        <text:list-item>
          <text:p text:style-name="P5">emergen sistemas más sofisticados. </text:p>
        </text:list-item>
      </text:list>
      <text:p text:style-name="Text_20_body">La reproducción es un proceso físico, pero sus consecuencias son evolutivas.<text:line-break/>Y la evolución, vista desde lejos, es un ascenso gradual hacia formas de vida cada vez más complejas.</text:p>
      <text:p text:style-name="Horizontal_20_Line"/>
      <text:h text:style-name="Heading_20_2" text:outline-level="2"><text:span text:style-name="Strong_20_Emphasis">La reproducción como fenómeno físico natural e inevitable</text:span></text:h>
      <text:p text:style-name="Text_20_body">La reproducción no es un acto voluntario.<text:line-break/>No es un comportamiento orientado a un fin.<text:line-break/>No es una estrategia diseñada para perpetuar nada.</text:p>
      <text:p text:style-name="Text_20_body">La reproducción ocurre porque el ADN tiene una estructura que <text:span text:style-name="Strong_20_Emphasis">tiende a copiarse</text:span>.<text:line-break/>Sus dos hebras complementarias pueden separarse y servir como molde para formar nuevas hebras.<text:line-break/>Las enzimas celulares facilitan este proceso con precisión y eficiencia.</text:p>
      <text:p text:style-name="Text_20_body">El ADN se reproduce porque eso es lo que hace.<text:line-break/>Porque su arquitectura molecular lo permite.<text:line-break/>Porque las leyes físicas que gobiernan la química de la vida lo hacen inevitable.</text:p>
      <text:p text:style-name="Text_20_body">La vida no se reproduce para perpetuar las especies.<text:line-break/>Las especies se perpetúan porque la vida se reproduce.</text:p>
      <text:p text:style-name="Horizontal_20_Line"/>
      <text:h text:style-name="Heading_20_2" text:outline-level="2"><text:span text:style-name="Strong_20_Emphasis">Tipos de reproducción: asexual y sexual</text:span></text:h>
      <text:p text:style-name="Text_20_body">La vida ha explorado dos grandes caminos para reproducirse:</text:p>
      <text:h text:style-name="Heading_20_3" text:outline-level="3"><text:span text:style-name="Strong_20_Emphasis">Reproducción asexual</text:span></text:h>
      <text:p text:style-name="Text_20_body">Un solo organismo genera descendencia sin necesidad de otro individuo.<text:line-break/>Es rápida, eficiente y requiere poca energía.<text:line-break/>Es la estrategia dominante en organismos simples, donde la prioridad es la continuidad inmediata.</text:p>
      <text:h text:style-name="Heading_20_3" text:outline-level="3"><text:span text:style-name="Strong_20_Emphasis">Reproducción sexual</text:span></text:h>
      <text:p text:style-name="Text_20_body">Dos organismos combinan su información genética para generar un nuevo individuo.<text:line-break/>La descendencia es única, irrepetible.<text:line-break/>Este proceso requiere más energía, más tiempo y estructuras especializadas.<text:line-break/>Solo es posible en organismos complejos.</text:p>
      <text:p text:style-name="Text_20_body">Ambas estrategias son exitosas, pero cada una tiene consecuencias distintas para la evolución.</text:p>
      <text:p text:style-name="Horizontal_20_Line"/>
      <text:h text:style-name="Heading_20_2" text:outline-level="2"><text:soft-page-break/><text:span text:style-name="Strong_20_Emphasis">Ventajas de la reproducción asexual: coste reducido</text:span></text:h>
      <text:p text:style-name="Text_20_body">La reproducción asexual es económica.<text:line-break/>No requiere encontrar pareja, ni coordinar comportamientos, ni producir células especializadas.<text:line-break/>Un organismo puede reproducirse por sí mismo, en cualquier momento.</text:p>
      <text:p text:style-name="Text_20_body">Esta simplicidad permite:</text:p>
      <text:list xml:id="list2683285349" text:style-name="L4">
        <text:list-item>
          <text:p text:style-name="P8">crecimiento rápido, </text:p>
        </text:list-item>
        <text:list-item>
          <text:p text:style-name="P8">expansión eficiente, </text:p>
        </text:list-item>
        <text:list-item>
          <text:p text:style-name="P7">ocupación inmediata de nuevos entornos. </text:p>
        </text:list-item>
      </text:list>
      <text:p text:style-name="Text_20_body">Es la estrategia ideal para organismos que viven en ambientes estables, donde la variación no es tan necesaria.</text:p>
      <text:p text:style-name="Horizontal_20_Line"/>
      <text:h text:style-name="Heading_20_2" text:outline-level="2"><text:span text:style-name="Strong_20_Emphasis">Ventajas de la reproducción sexual: aprendizaje acelerado</text:span></text:h>
      <text:p text:style-name="Text_20_body">La reproducción sexual, aunque costosa, tiene una consecuencia extraordinaria: <text:span text:style-name="Strong_20_Emphasis">acelera el aprendizaje evolutivo</text:span>.</text:p>
      <text:p text:style-name="Text_20_body">Cuando dos cadenas de ADN se combinan:</text:p>
      <text:list xml:id="list1307349255" text:style-name="L5">
        <text:list-item>
          <text:p text:style-name="P10">se mezclan experiencias evolutivas de linajes distintos, </text:p>
        </text:list-item>
        <text:list-item>
          <text:p text:style-name="P10">se integran soluciones que surgieron en familias separadas, </text:p>
        </text:list-item>
        <text:list-item>
          <text:p text:style-name="P9">se crea una transmisión de conocimiento transversal. </text:p>
        </text:list-item>
      </text:list>
      <text:p text:style-name="Text_20_body">Cada descendiente es una nueva combinación de historias evolutivas.<text:line-break/>La vida sexual no solo conserva información: la <text:span text:style-name="Strong_20_Emphasis">recombina</text:span>, la <text:span text:style-name="Strong_20_Emphasis">mezcla</text:span>, la <text:span text:style-name="Strong_20_Emphasis">explora</text:span>.</text:p>
      <text:p text:style-name="Text_20_body">La reproducción sexual es un mecanismo de innovación.<text:line-break/>Una forma de aprendizaje acelerado.</text:p>
      <text:p text:style-name="Horizontal_20_Line"/>
      <text:h text:style-name="Heading_20_2" text:outline-level="2"><text:span text:style-name="Strong_20_Emphasis">Implicaciones y efectos secundarios derivados de la reproducción: aprendizaje e inmortalidad</text:span></text:h>
      <text:p text:style-name="Text_20_body">La reproducción tiene dos consecuencias profundas:</text:p>
      <text:h text:style-name="Heading_20_3" text:outline-level="3"><text:span text:style-name="Strong_20_Emphasis">1. Aprendizaje</text:span></text:h>
      <text:p text:style-name="Text_20_body">Cada variación que mejora la supervivencia queda inscrita en el ADN.<text:line-break/>La vida aprende a través de la reproducción.<text:line-break/>No aprende con conciencia, sino con acumulación.</text:p>
      <text:p text:style-name="Text_20_body">La evolución es la memoria de ese aprendizaje.</text:p>
      <text:h text:style-name="Heading_20_3" text:outline-level="3"><text:soft-page-break/><text:span text:style-name="Strong_20_Emphasis">2. Inmortalidad</text:span></text:h>
      <text:p text:style-name="Text_20_body">Los organismos mueren, pero la información que contienen puede sobrevivir indefinidamente si se copia antes de su muerte.<text:line-break/>La reproducción convierte la información en algo potencialmente inmortal.</text:p>
      <text:p text:style-name="Text_20_body">La vida no es inmortal en sus cuerpos, sino en sus copias.</text:p>
      <text:p text:style-name="Horizontal_20_Line"/>
      <text:h text:style-name="Heading_20_2" text:outline-level="2"><text:span text:style-name="Strong_20_Emphasis">La reproducción modifica la información: proceso y cambio de estado</text:span></text:h>
      <text:p text:style-name="Text_20_body">Cada acto de reproducción es un acto de transformación.<text:line-break/>La información genética cambia de estado:</text:p>
      <text:list xml:id="list1430806826" text:style-name="L6">
        <text:list-item>
          <text:p text:style-name="P12">se reorganiza, </text:p>
        </text:list-item>
        <text:list-item>
          <text:p text:style-name="P12">se combina, </text:p>
        </text:list-item>
        <text:list-item>
          <text:p text:style-name="P12">se altera, </text:p>
        </text:list-item>
        <text:list-item>
          <text:p text:style-name="P11">se renueva. </text:p>
        </text:list-item>
      </text:list>
      <text:p text:style-name="Text_20_body">La reproducción no solo perpetúa la vida: la transforma.<text:line-break/>La vida cambia porque se reproduce.</text:p>
      <text:p text:style-name="Horizontal_20_Line"/>
      <text:h text:style-name="Heading_20_2" text:outline-level="2"><text:span text:style-name="Strong_20_Emphasis">El ADN posee dos componentes: uno material y otro lógico</text:span></text:h>
      <text:p text:style-name="Text_20_body">El ADN es una molécula, pero también es un mensaje.<text:line-break/>Tiene un componente material —la cadena física de nucleótidos— y un componente lógico —la información que esa cadena representa—.</text:p>
      <text:p text:style-name="Text_20_body">La materia del ADN es tangible.<text:line-break/>La información no lo es.<text:line-break/>La información es un patrón, una estructura, una lógica.</text:p>
      <text:p text:style-name="Text_20_body">La vida es la unión de ambos componentes:<text:line-break/>materia organizada y lógica inscrita en esa materia.</text:p>
      <text:p text:style-name="Horizontal_20_Line"/>
      <text:h text:style-name="Heading_20_2" text:outline-level="2"><text:span text:style-name="Strong_20_Emphasis">La información es inmaterial, intangible. La información son ideas. Lógica.</text:span></text:h>
      <text:p text:style-name="Text_20_body">La información no es un objeto.<text:line-break/>No pesa, no ocupa espacio, no tiene forma.<text:line-break/>Es una relación entre elementos, un orden, una estructura.</text:p>
      <text:p text:style-name="Text_20_body"><text:soft-page-break/>Cuando decimos que el ADN contiene información, no hablamos de una sustancia, sino de un significado.<text:line-break/>La información es la parte lógica de la vida.<text:line-break/>Es la idea que la materia encarna.</text:p>
      <text:p text:style-name="Horizontal_20_Line"/>
      <text:h text:style-name="Heading_20_2" text:outline-level="2"><text:span text:style-name="Strong_20_Emphasis">La reproducción perpetúa la información, el elemento lógico</text:span></text:h>
      <text:p text:style-name="Text_20_body">La reproducción no solo copia moléculas.<text:line-break/>Copia información.<text:line-break/>Copia lógica.<text:line-break/>Copia ideas inscritas en la materia.</text:p>
      <text:p text:style-name="Text_20_body">La vida es un proceso en el que la información se transmite a través del tiempo.<text:line-break/>La reproducción es el mecanismo que permite que esa información no desaparezca.</text:p>
      <text:p text:style-name="Horizontal_20_Line"/>
      <text:h text:style-name="Heading_20_2" text:outline-level="2"><text:span text:style-name="Strong_20_Emphasis">ADN y reproducción: una formación natural que produce inteligencia</text:span></text:h>
      <text:p text:style-name="Text_20_body">Aquí llegamos al punto más profundo.</text:p>
      <text:p text:style-name="Text_20_body">El ADN se reproduce porque su estructura lo permite.<text:line-break/>La reproducción genera variación.<text:line-break/>La variación genera complejidad.<text:line-break/>La complejidad genera aprendizaje.<text:line-break/>El aprendizaje genera dirección.<text:line-break/>La dirección genera intencionalidad funcional.<text:line-break/>Y la intencionalidad funcional es inteligencia.</text:p>
      <text:p text:style-name="Text_20_body">La inteligencia no requiere conciencia.<text:line-break/>Un comparador electrónico devuelve un resultado específico sin saber que lo hace.<text:line-break/>Un sistema puede resolver un problema sin tener experiencia subjetiva.</text:p>
      <text:p text:style-name="Text_20_body">La vida es ese sistema.<text:line-break/>La vida es inteligencia en acción.<text:line-break/>Una inteligencia que surge espontáneamente de las leyes físicas que gobiernan la materia.<text:line-break/>Una inteligencia que se acumula, se organiza y se expresa en formas cada vez más complejas.</text:p>
      <text:p text:style-name="Text_20_body">La vida no fue diseñada.<text:line-break/>La vida se diseñó a sí misma.<text:line-break/>Y lo hizo a través de la reproducción.</text:p>
      <text:p text:style-name="Horizontal_20_Line"/>
      <text:p text:style-name="Text_20_body"><text:soft-page-break/>Si quieres, puedo ayudarte a integrar este texto en tu capítulo, o podemos avanzar hacia el siguiente tema: <text:span text:style-name="Strong_20_Emphasis">mutación</text:span>, <text:span text:style-name="Strong_20_Emphasis">evolución</text:span>, <text:span text:style-name="Strong_20_Emphasis">inteligencia</text:span>, o la transición hacia la perspectiva lógica de tu modelo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1-27T10:03:44.757000000</meta:creation-date>
    <dc:date>2026-01-27T10:12:43.428000000</dc:date>
    <meta:editing-duration>PT8M58S</meta:editing-duration>
    <meta:editing-cycles>1</meta:editing-cycles>
    <meta:document-statistic meta:table-count="0" meta:image-count="0" meta:object-count="0" meta:page-count="7" meta:paragraph-count="90" meta:word-count="1446" meta:character-count="9367" meta:non-whitespace-character-count="8012"/>
    <meta:generator>LibreOffice/7.3.5.2$Windows_X86_64 LibreOffice_project/184fe81b8c8c30d8b5082578aee2fed2ea847c01</meta:generator>
  </office:meta>
</office:document-meta>
</file>